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reate( int statusCode , Exchange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u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R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rom( ClientResponse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HttpStatusCode statusCode , List &lt; HttpMessageReader &lt; ? &gt; &gt; messageReader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essageWri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awStatus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HttpStatusCode statusCode , ExchangeStrategies strateg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reate( HttpStatusCode statusC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